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étodos Numéricos</text:p>
      <text:p text:style-name="Standard"/>
      <text:p text:style-name="Standard">Condiciones de entrega</text:p>
      <text:p text:style-name="Standard"/>
      <text:p text:style-name="Standard">Resultados presentados en tablas, mostrar últimas iteraciones por cada método.</text:p>
      <text:p text:style-name="Standard">Usar gráficos Explicación de los análisis realizados.</text:p>
      <text:p text:style-name="Standard"/>
      <text:p text:style-name="Standard"/>
      <text:list xml:id="list828399048" text:style-name="L1">
        <text:list-item>
          <text:list>
            <text:list-item>
              <text:p text:style-name="P1">Resolución de ecuaciones no lineales,</text:p>
            </text:list-item>
          </text:list>
        </text:list-item>
      </text:list>
      <text:p text:style-name="Standard"/>
      <text:list xml:id="list1073834684" text:style-name="L2">
        <text:list-item>
          <text:p text:style-name="P2">utilizando métodos de bisección, de la secante y regula falsi encontrar la raís positiva más pequela de:</text:p>
        </text:list-item>
      </text:list>
      <text:p text:style-name="Standard"/>
      <text:p text:style-name="Standard"><draw:frame draw:style-name="fr1" draw:name="Object1" text:anchor-type="as-char" svg:width="2.469cm" svg:height="0.4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width="5.131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hacer <text:s/>una comparación de los tres mpetodos y cantidad de iteraciones.</text:p>
      <text:p text:style-name="Standard"/>
      <text:p text:style-name="Standard">Plan de trabajo</text:p>
      <text:p text:style-name="Standard"/>
      <text:p text:style-name="Standard">Expicar en que consiste cada método.</text:p>
      <text:p text:style-name="Standard"/>
      <text:p text:style-name="Standard">Encontrar la solución analítica si es posi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Osorio</meta:initial-creator>
    <meta:creation-date>2010-05-11T17:55:06</meta:creation-date>
    <meta:document-statistic meta:table-count="0" meta:image-count="0" meta:object-count="2" meta:page-count="1" meta:paragraph-count="12" meta:word-count="73" meta:character-count="485"/>
    <dc:date>2010-05-11T20:33:03</dc:date>
    <dc:creator>David Osorio</dc:creator>
    <meta:editing-duration>PT02H22M47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row>
      <mrow>
        <mi>x</mi>
        <mi mathvariant="normal">−</mi>
        <mi>tan</mi>
      </mrow>
      <mrow>
        <mrow>
          <mo stretchy="false">(</mo>
          <mi>x</mi>
          <mo stretchy="false">)</mo>
        </mrow>
        <mi mathvariant="normal">=</mi>
        <mn>0</mn>
      </mrow>
    </mrow>
    <annotation encoding="StarMath 5.0">x-tan(x)=0</annotation>
  </semantics>
</math>
</file>

<file path=Object 2/content.xml><?xml version="1.0" encoding="utf-8"?>
<math xmlns="http://www.w3.org/1998/Math/MathML">
  <semantics>
    <mrow>
      <mrow>
        <msup>
          <mi>x</mi>
          <mn>3</mn>
        </msup>
        <mi mathvariant="normal">−</mi>
        <mn>3,23</mn>
      </mrow>
      <mrow>
        <msup>
          <mi>x</mi>
          <mn>2</mn>
        </msup>
        <mi mathvariant="normal">−</mi>
        <mn>5,54</mn>
      </mrow>
      <mrow>
        <mrow>
          <mi>x</mi>
          <mo stretchy="false">+</mo>
          <mn>9,84</mn>
        </mrow>
        <mi mathvariant="normal">=</mi>
        <mn>0</mn>
      </mrow>
    </mrow>
    <annotation encoding="StarMath 5.0">x^3-3,23 x^2-5,54 x+9,84=0</annotation>
  </semantics>
</math>
</file>